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list-style-name="LFO1" style:family="paragraph"/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list-style-name="LFO2" style:family="paragraph"/>
    <style:style style:name="T5" style:parent-style-name="Absatz-Standardschriftart" style:family="text">
      <style:text-properties fo:font-weight="bold" style:font-weight-asian="bold" style:font-weight-complex="bold"/>
    </style:style>
    <style:style style:name="P6" style:parent-style-name="Standard" style:list-style-name="LFO2" style:family="paragraph"/>
    <style:style style:name="T7" style:parent-style-name="Absatz-Standardschriftart" style:family="text">
      <style:text-properties fo:font-weight="bold" style:font-weight-asian="bold" style:font-weight-complex="bold"/>
    </style:style>
    <style:style style:name="P8" style:parent-style-name="Standard" style:list-style-name="LFO2" style:family="paragraph"/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list-style-name="LFO3" style:family="paragraph"/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list-style-name="LFO4" style:family="paragraph"/>
    <style:style style:name="P13" style:parent-style-name="Standard" style:list-style-name="LFO4" style:family="paragraph"/>
    <style:style style:name="T14" style:parent-style-name="Absatz-Standardschriftart" style:family="text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list-style-name="LFO5" style:family="paragraph"/>
    <style:style style:name="P17" style:parent-style-name="Standard" style:family="paragraph">
      <style:paragraph-properties fo:margin-left="0.5in">
        <style:tab-stops/>
      </style:paragraph-properties>
    </style:style>
    <style:style style:name="P18" style:parent-style-name="Standard" style:list-style-name="LFO5" style:family="paragraph"/>
    <style:style style:name="P19" style:parent-style-name="Standard" style:list-style-name="LFO5" style:family="paragraph"/>
    <style:style style:name="T20" style:parent-style-name="Absatz-Standardschriftart" style:family="text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list-style-name="LFO6" style:family="paragraph"/>
    <style:style style:name="P23" style:parent-style-name="Standard" style:family="paragraph">
      <style:paragraph-properties fo:margin-left="0.5in">
        <style:tab-stops/>
      </style:paragraph-properties>
    </style:style>
    <style:style style:name="P24" style:parent-style-name="Standard" style:list-style-name="LFO6" style:family="paragraph"/>
    <style:style style:name="P25" style:parent-style-name="Standard" style:family="paragraph">
      <style:paragraph-properties fo:margin-left="0.5in">
        <style:tab-stops/>
      </style:paragraph-properties>
    </style:style>
    <style:style style:name="P26" style:parent-style-name="Standard" style:list-style-name="LFO6" style:family="paragraph"/>
    <style:style style:name="P27" style:parent-style-name="Standard" style:family="paragraph">
      <style:paragraph-properties fo:margin-left="0.5in">
        <style:tab-stops/>
      </style:paragraph-properties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1. Projektverzeichnis anlegen</text:p>
      <text:p text:style-name="Standard">mkdir ~/mediawiki &amp;&amp; cd ~/mediawiki</text:p>
      <text:list text:style-name="LFO1" text:continue-numbering="true">
        <text:list-item>
          <text:p text:style-name="P2">Ein eigenes Arbeitsverzeichnis mediawiki erstellt, um alle Projektdateien übersichtlich zu halten.</text:p>
        </text:list-item>
      </text:list>
      <text:p text:style-name="Standard"><draw:custom-shape svg:x="0in" svg:y="0in" svg:width="45.51042in" svg:height="0.00139in" draw:z-index="0" draw:id="id0" draw:style-name="a0" draw:name="Horizontal Line 31" text:anchor-type="as-char"><svg:title/><svg:desc/><draw:enhanced-geometry draw:type="non-primitive" svg:viewBox="0 0 21600 21600" draw:enhanced-path="M 0 0 L 21600 0 21600 21600 0 21600 Z N"/></draw:custom-shape></text:p>
      <text:p text:style-name="P3">2. docker-compose.yml erstellt</text:p>
      <text:p text:style-name="Standard">Inhalt der Datei:</text:p>
      <text:p text:style-name="Standard">version: '3.8'</text:p>
      <text:p text:style-name="Standard"/>
      <text:p text:style-name="Standard">services:</text:p>
      <text:p text:style-name="Standard"><text:s text:c="2"/>mediawiki:</text:p>
      <text:p text:style-name="Standard"><text:s text:c="4"/>image: mediawiki:latest</text:p>
      <text:p text:style-name="Standard"><text:s text:c="4"/>container_name: mediawiki</text:p>
      <text:p text:style-name="Standard"><text:s text:c="4"/>ports:</text:p>
      <text:p text:style-name="Standard"><text:s text:c="6"/>- "8085:80" <text:s text:c="13"/># Zugriff im Browser über Port 8085</text:p>
      <text:p text:style-name="Standard"><text:s text:c="4"/>restart: always</text:p>
      <text:p text:style-name="Standard"><text:s text:c="4"/>volumes:</text:p>
      <text:p text:style-name="Standard"><text:s text:c="6"/>- mediawiki_data:/var/www/html <text:s text:c="3"/># Wiki-Dateien persistent speichern</text:p>
      <text:p text:style-name="Standard"><text:s text:c="4"/>environment:</text:p>
      <text:p text:style-name="Standard"><text:s text:c="6"/>- MEDIAWIKI_DB_HOST=db</text:p>
      <text:p text:style-name="Standard"><text:s text:c="6"/>- MEDIAWIKI_DB_USER=wikiuser</text:p>
      <text:p text:style-name="Standard"><text:s text:c="6"/>- MEDIAWIKI_DB_PASSWORD=secret</text:p>
      <text:p text:style-name="Standard"><text:s text:c="6"/>- MEDIAWIKI_DB_NAME=wikidb</text:p>
      <text:p text:style-name="Standard"><text:s text:c="4"/>depends_on:</text:p>
      <text:p text:style-name="Standard"><text:s text:c="6"/>- db</text:p>
      <text:p text:style-name="Standard"/>
      <text:p text:style-name="Standard"><text:s text:c="2"/>db:</text:p>
      <text:soft-page-break/>
      <text:p text:style-name="Standard"><text:s text:c="4"/>image: mariadb:10.6</text:p>
      <text:p text:style-name="Standard"><text:s text:c="4"/>container_name: mediawiki_db</text:p>
      <text:p text:style-name="Standard"><text:s text:c="4"/>restart: always</text:p>
      <text:p text:style-name="Standard"><text:s text:c="4"/>environment:</text:p>
      <text:p text:style-name="Standard"><text:s text:c="6"/>- MYSQL_DATABASE=wikidb</text:p>
      <text:p text:style-name="Standard"><text:s text:c="6"/>- MYSQL_USER=wikiuser</text:p>
      <text:p text:style-name="Standard"><text:s text:c="6"/>- MYSQL_PASSWORD=secret</text:p>
      <text:p text:style-name="Standard"><text:s text:c="6"/>- MYSQL_ROOT_PASSWORD=rootsecret</text:p>
      <text:p text:style-name="Standard"><text:s text:c="4"/>volumes:</text:p>
      <text:p text:style-name="Standard"><text:s text:c="6"/>- db_data:/var/lib/mysql</text:p>
      <text:p text:style-name="Standard"/>
      <text:p text:style-name="Standard">volumes:</text:p>
      <text:p text:style-name="Standard"><text:s text:c="2"/>mediawiki_data:</text:p>
      <text:p text:style-name="Standard"><text:s text:c="2"/>db_data:</text:p>
      <text:list text:style-name="LFO2" text:continue-numbering="true">
        <text:list-item>
          <text:p text:style-name="P4"><text:span text:style-name="T5">MediaWiki-Container</text:span><text:s/>mit Port 8085 konfiguriert.</text:p>
        </text:list-item>
        <text:list-item>
          <text:p text:style-name="P6"><text:span text:style-name="T7">MariaDB-Datenbank</text:span><text:s/>als Backend eingerichtet.</text:p>
        </text:list-item>
        <text:list-item>
          <text:p text:style-name="P8">Persistente Speicherung über Docker-Volumes.</text:p>
        </text:list-item>
      </text:list>
      <text:p text:style-name="Standard"><draw:custom-shape svg:x="0in" svg:y="0in" svg:width="45.51042in" svg:height="0.00139in" draw:z-index="0" draw:id="id1" draw:style-name="a1" draw:name="Horizontal Line 32" text:anchor-type="as-char"><svg:title/><svg:desc/><draw:enhanced-geometry draw:type="non-primitive" svg:viewBox="0 0 21600 21600" draw:enhanced-path="M 0 0 L 21600 0 21600 21600 0 21600 Z N"/></draw:custom-shape></text:p>
      <text:p text:style-name="P9">3. Container gestartet</text:p>
      <text:p text:style-name="Standard">docker compose up -d</text:p>
      <text:list text:style-name="LFO3" text:continue-numbering="true">
        <text:list-item>
          <text:p text:style-name="P10">Beide Container (mediawiki und mediawiki_db) erfolgreich im Hintergrund gestartet.</text:p>
        </text:list-item>
      </text:list>
      <text:p text:style-name="Standard"><draw:custom-shape svg:x="0in" svg:y="0in" svg:width="45.51042in" svg:height="0.00139in" draw:z-index="0" draw:id="id2" draw:style-name="a2" draw:name="Horizontal Line 33" text:anchor-type="as-char"><svg:title/><svg:desc/><draw:enhanced-geometry draw:type="non-primitive" svg:viewBox="0 0 21600 21600" draw:enhanced-path="M 0 0 L 21600 0 21600 21600 0 21600 Z N"/></draw:custom-shape></text:p>
      <text:p text:style-name="P11">4. Erster Zugriff auf MediaWiki</text:p>
      <text:list text:style-name="LFO4" text:continue-numbering="true">
        <text:list-item>
          <text:p text:style-name="P12">Versucht über Browser:</text:p>
        </text:list-item>
      </text:list>
      <text:p text:style-name="Listenabsatz">http://localhost:8085</text:p>
      <text:list text:style-name="LFO4" text:continue-numbering="true">
        <text:list-item>
          <text:p text:style-name="P13"><text:span text:style-name="T14">Problem:</text:span><text:s/>Seite konnte nicht sofort geladen werden.</text:p>
        </text:list-item>
      </text:list>
      <text:p text:style-name="Standard"><draw:custom-shape svg:x="0in" svg:y="0in" svg:width="45.51042in" svg:height="0.00139in" draw:z-index="0" draw:id="id3" draw:style-name="a3" draw:name="Horizontal Line 34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15">5. Fehleranalyse und Behebung</text:p>
      <text:list text:style-name="LFO5" text:continue-numbering="true">
        <text:list-item>
          <text:p text:style-name="P16">Überprüft, ob die Container laufen mit:</text:p>
        </text:list-item>
      </text:list>
      <text:p text:style-name="P17">docker ps</text:p>
      <text:p text:style-name="Standard">→ beide Container aktiv.</text:p>
      <text:list text:style-name="LFO5" text:continue-numbering="true">
        <text:list-item>
          <text:p text:style-name="P18">Installation im Browser durchgeführt (Sprache, Datenbank-Zugangsdaten etc. konfiguriert).</text:p>
        </text:list-item>
        <text:list-item>
          <text:p text:style-name="P19"><text:span text:style-name="T20">LocalSettings.php</text:span><text:s/>heruntergeladen (automatisch von MediaWiki erstellt).</text:p>
        </text:list-item>
      </text:list>
      <text:p text:style-name="Standard"><draw:custom-shape svg:x="0in" svg:y="0in" svg:width="45.51042in" svg:height="0.00139in" draw:z-index="0" draw:id="id4" draw:style-name="a4" draw:name="Horizontal Line 35" text:anchor-type="as-char"><svg:title/><svg:desc/><draw:enhanced-geometry draw:type="non-primitive" svg:viewBox="0 0 21600 21600" draw:enhanced-path="M 0 0 L 21600 0 21600 21600 0 21600 Z N"/></draw:custom-shape></text:p>
      <text:p text:style-name="P21">6. LocalSettings.php in Container kopiert</text:p>
      <text:list text:style-name="LFO6" text:continue-numbering="true">
        <text:list-item>
          <text:p text:style-name="P22">Datei zunächst in das Projektverzeichnis verschoben:</text:p>
        </text:list-item>
      </text:list>
      <text:p text:style-name="P23">mv ~/Downloads/LocalSettings.php ~/mediawiki/</text:p>
      <text:list text:style-name="LFO6" text:continue-numbering="true">
        <text:list-item>
          <text:p text:style-name="P24">Dann in den Container geladen:</text:p>
        </text:list-item>
      </text:list>
      <text:p text:style-name="P25">docker cp ~/mediawiki/LocalSettings.php mediawiki:/var/www/html/</text:p>
      <text:list text:style-name="LFO6" text:continue-numbering="true">
        <text:list-item>
          <text:p text:style-name="P26">Container neu gestartet, damit Einstellungen übernommen werden:</text:p>
        </text:list-item>
      </text:list>
      <text:p text:style-name="P27">docker compose restart mediawiki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Aptos" style:font-name-asian="Aptos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n Arandjelovic</meta:initial-creator>
    <dc:creator>Alen Arandjelovic</dc:creator>
    <meta:creation-date>2025-09-19T18:17:00Z</meta:creation-date>
    <dc:date>2025-09-19T18:21:00Z</dc:date>
    <meta:template xlink:href="Normal.dotm" xlink:type="simple"/>
    <meta:editing-cycles>1</meta:editing-cycles>
    <meta:editing-duration>PT0S</meta:editing-duration>
    <meta:document-statistic meta:page-count="3" meta:paragraph-count="3" meta:word-count="297" meta:character-count="1988" meta:row-count="14" meta:non-whitespace-character-count="1694"/>
  </office:meta>
</office:document-meta>
</file>